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5eb67"/>
    </style:style>
    <style:style style:name="P2" style:family="paragraph" style:parent-style-name="Standard">
      <style:paragraph-properties fo:text-align="start" style:justify-single-word="false"/>
      <style:text-properties officeooo:rsid="0005eb67" officeooo:paragraph-rsid="0005eb67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5eb67" officeooo:paragraph-rsid="0005eb67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rsid="00093ac6" officeooo:paragraph-rsid="00093ac6"/>
    </style:style>
    <style:style style:name="P5" style:family="paragraph" style:parent-style-name="Standard">
      <style:paragraph-properties fo:text-align="start" style:justify-single-word="false"/>
      <style:text-properties officeooo:rsid="000ceb7f" officeooo:paragraph-rsid="000ceb7f"/>
    </style:style>
    <style:style style:name="P6" style:family="paragraph" style:parent-style-name="Standard">
      <style:paragraph-properties fo:text-align="start" style:justify-single-word="false"/>
      <style:text-properties officeooo:rsid="000ee21a" officeooo:paragraph-rsid="000ee21a"/>
    </style:style>
    <style:style style:name="P7" style:family="paragraph" style:parent-style-name="Standard">
      <style:paragraph-properties fo:text-align="start" style:justify-single-word="false"/>
      <style:text-properties officeooo:rsid="00110e4f" officeooo:paragraph-rsid="00110e4f"/>
    </style:style>
    <style:style style:name="P8" style:family="paragraph" style:parent-style-name="Standard">
      <style:paragraph-properties fo:text-align="start" style:justify-single-word="false"/>
      <style:text-properties officeooo:rsid="0014073d" officeooo:paragraph-rsid="0014073d"/>
    </style:style>
    <style:style style:name="T1" style:family="text">
      <style:text-properties officeooo:rsid="0005eb67"/>
    </style:style>
    <style:style style:name="T2" style:family="text">
      <style:text-properties officeooo:rsid="00093a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EN 166 Artificial Intelligence</text:p>
      <text:p text:style-name="P1">Lab Assignment #1 </text:p>
      <text:p text:style-name="P1"><text:span text:style-name="T1">Eric Cheng</text:span> <text:span text:style-name="T1">00001186812</text:span></text:p>
      <text:p text:style-name="P1"/>
      <text:p text:style-name="P3">PART 1.</text:p>
      <text:p text:style-name="P2"/>
      <text:p text:style-name="P2">Exercise 1. <text:span text:style-name="T2">Numbers</text:span></text:p>
      <text:p text:style-name="P2"/>
      <text:p text:style-name="P2">&gt;&gt;&gt; a=123+122</text:p>
      <text:p text:style-name="P2">&gt;&gt;&gt; print(a)</text:p>
      <text:p text:style-name="P2">245</text:p>
      <text:p text:style-name="P2">&gt;&gt;&gt; b = 1.5*4</text:p>
      <text:p text:style-name="P2">&gt;&gt;&gt; print(b)</text:p>
      <text:p text:style-name="P2">6.0</text:p>
      <text:p text:style-name="P2">&gt;&gt;&gt; c=2**10</text:p>
      <text:p text:style-name="P2">&gt;&gt;&gt; print(c)</text:p>
      <text:p text:style-name="P2">1024</text:p>
      <text:p text:style-name="P2">&gt;&gt;&gt; import math</text:p>
      <text:p text:style-name="P2">&gt;&gt;&gt; print(math.pi)</text:p>
      <text:p text:style-name="P2">3.141592653589793</text:p>
      <text:p text:style-name="P2">&gt;&gt;&gt; print(math.sqrt(36))</text:p>
      <text:p text:style-name="P2">6.0</text:p>
      <text:p text:style-name="P2">&gt;&gt;&gt; import random</text:p>
      <text:p text:style-name="P2">&gt;&gt;&gt; a=random.random()</text:p>
      <text:p text:style-name="P2">&gt;&gt;&gt; print('a=',a)</text:p>
      <text:p text:style-name="P2">a= 0.09964343847496604</text:p>
      <text:p text:style-name="P2">&gt;&gt;&gt; b = random.choice([1,2,3,4])</text:p>
      <text:p text:style-name="P2">&gt;&gt;&gt; print('b=', b)</text:p>
      <text:p text:style-name="P2">b= 1</text:p>
      <text:p text:style-name="P2"/>
      <text:p text:style-name="P4">Exercise 2. Strings</text:p>
      <text:p text:style-name="P4"/>
      <text:p text:style-name="P5">&gt;&gt;&gt; S='Spam' # make a 4-character string, and assign it to a name</text:p>
      <text:p text:style-name="P5">&gt;&gt;&gt; len(S)</text:p>
      <text:p text:style-name="P5">4</text:p>
      <text:p text:style-name="P5">&gt;&gt;&gt; S[0]</text:p>
      <text:p text:style-name="P5">'S'</text:p>
      <text:p text:style-name="P5">&gt;&gt;&gt; S[1]</text:p>
      <text:p text:style-name="P5">'p'</text:p>
      <text:p text:style-name="P5">&gt;&gt;&gt; S[-1]</text:p>
      <text:p text:style-name="P5">'m'</text:p>
      <text:p text:style-name="P5">&gt;&gt;&gt; S[-2]</text:p>
      <text:p text:style-name="P5">'a'</text:p>
      <text:p text:style-name="P5">&gt;&gt;&gt; S[len(S)-1]</text:p>
      <text:p text:style-name="P5">'m'</text:p>
      <text:p text:style-name="P5">&gt;&gt;&gt; S[1:3]</text:p>
      <text:p text:style-name="P5">'pa'</text:p>
      <text:p text:style-name="P5">&gt;&gt;&gt; S = 'z' + S[1:]</text:p>
      <text:p text:style-name="P5">&gt;&gt;&gt; S</text:p>
      <text:p text:style-name="P5"><text:soft-page-break/>'zpam'</text:p>
      <text:p text:style-name="P5"/>
      <text:p text:style-name="P6">Exercise 3. Lists</text:p>
      <text:p text:style-name="P6"/>
      <text:p text:style-name="P7">&gt;&gt;&gt; L=[123, 'spam', 1.23] # A list of three different-type objects</text:p>
      <text:p text:style-name="P7">&gt;&gt;&gt; len(L) # number of items in the list</text:p>
      <text:p text:style-name="P7">3</text:p>
      <text:p text:style-name="P7">&gt;&gt;&gt; L[0]</text:p>
      <text:p text:style-name="P7">123</text:p>
      <text:p text:style-name="P7">&gt;&gt;&gt; L[:-1] # Slicing a list returns a new list</text:p>
      <text:p text:style-name="P7">[123, 'spam']</text:p>
      <text:p text:style-name="P7">&gt;&gt;&gt; L+[4,5,6] # contact/repeat make new lists too</text:p>
      <text:p text:style-name="P7">[123, 'spam', 1.23, 4, 5, 6]</text:p>
      <text:p text:style-name="P7">&gt;&gt;&gt; L*2 # repeat</text:p>
      <text:p text:style-name="P7">[123, 'spam', 1.23, 123, 'spam', 1.23]</text:p>
      <text:p text:style-name="P7">&gt;&gt;&gt; L</text:p>
      <text:p text:style-name="P7">[123, 'spam', 1.23]</text:p>
      <text:p text:style-name="P7">&gt;&gt;&gt; M = ['bb', 'aa', 'cc']</text:p>
      <text:p text:style-name="P7">&gt;&gt;&gt; M.sort</text:p>
      <text:p text:style-name="P7">&lt;built-in method sort of list object at 0x7f4da8b407c8&gt;</text:p>
      <text:p text:style-name="P7">&gt;&gt;&gt; M.sort()</text:p>
      <text:p text:style-name="P7">&gt;&gt;&gt; M</text:p>
      <text:p text:style-name="P7">['aa', 'bb', 'cc']</text:p>
      <text:p text:style-name="P7">&gt;&gt;&gt; M.reverse()</text:p>
      <text:p text:style-name="P7">&gt;&gt;&gt; M</text:p>
      <text:p text:style-name="P7">['cc', 'bb', 'aa']</text:p>
      <text:p text:style-name="P7">&gt;&gt;&gt; M = [[1,2,3], [4,5,6], [7,8,9]]</text:p>
      <text:p text:style-name="P7">&gt;&gt;&gt; M[1]</text:p>
      <text:p text:style-name="P7">[4, 5, 6]</text:p>
      <text:p text:style-name="P7">&gt;&gt;&gt; M[1][2]</text:p>
      <text:p text:style-name="P7">6</text:p>
      <text:p text:style-name="P7">&gt;&gt;&gt; diag = [M[i][i] for i in [0, 1, 2]]</text:p>
      <text:p text:style-name="P7">&gt;&gt;&gt; diag</text:p>
      <text:p text:style-name="P7">[1, 5, 9]</text:p>
      <text:p text:style-name="P7">&gt;&gt;&gt; doubles = [c * 2 for c in 'spam'] </text:p>
      <text:p text:style-name="P7">&gt;&gt;&gt; doubles</text:p>
      <text:p text:style-name="P7">['ss', 'pp', 'aa', 'mm']</text:p>
      <text:p text:style-name="P7">&gt;&gt;&gt; list(range(4))</text:p>
      <text:p text:style-name="P7">[0, 1, 2, 3]</text:p>
      <text:p text:style-name="P7">&gt;&gt;&gt; list(range(-6, 7, 2)) # −6 to +6 by 2 (need list() in 3.X)</text:p>
      <text:p text:style-name="P7">[-6, -4, -2, 0, 2, 4, 6]</text:p>
      <text:p text:style-name="P7">&gt;&gt;&gt; [[x ** 2, x ** 3] for x in range(4)] # Multiple values, “if” filters</text:p>
      <text:p text:style-name="P7">[[0, 0], [1, 1], [4, 8], [9, 27]]</text:p>
      <text:p text:style-name="P7">&gt;&gt;&gt; [[x, x/2, x * 2] for x in range(-6, 7, 2) if x &gt; 0] </text:p>
      <text:p text:style-name="P7">[[2, 1.0, 4], [4, 2.0, 8], [6, 3.0, 12]]</text:p>
      <text:p text:style-name="P7"/>
      <text:p text:style-name="P8">Exercise 4. Dictionaries</text:p>
      <text:p text:style-name="P8"/>
      <text:p text:style-name="P8">&gt;&gt;&gt; D = {'food': 'Spam', 'quantity': 4, 'color': 'pink'}</text:p>
      <text:p text:style-name="P8"><text:soft-page-break/>&gt;&gt;&gt; D['food'] # Fetch value of key 'food'</text:p>
      <text:p text:style-name="P8">'Spam'</text:p>
      <text:p text:style-name="P8">&gt;&gt;&gt; D['quantity'] += 1 # Add 1 to 'quantity' value</text:p>
      <text:p text:style-name="P8">&gt;&gt;&gt; D</text:p>
      <text:p text:style-name="P8">{'food': 'Spam', 'quantity': 5, 'color': 'pink'}</text:p>
      <text:p text:style-name="P8">&gt;&gt;&gt; D = {}</text:p>
      <text:p text:style-name="P8">&gt;&gt;&gt; D['name'] = 'Bob' # Create keys by assignment</text:p>
      <text:p text:style-name="P8">&gt;&gt;&gt; D['job'] = 'dev'</text:p>
      <text:p text:style-name="P8">&gt;&gt;&gt; D['age'] = 40</text:p>
      <text:p text:style-name="P8">&gt;&gt;&gt; D</text:p>
      <text:p text:style-name="P8">{'name': 'Bob', 'job': 'dev', 'age': 40}</text:p>
      <text:p text:style-name="P8">&gt;&gt;&gt; print(D['name'])</text:p>
      <text:p text:style-name="P8">Bob</text:p>
      <text:p text:style-name="P8">&gt;&gt;&gt; bob1 = dict(name='Bob', job='dev', age=40) # Keywords</text:p>
      <text:p text:style-name="P8">&gt;&gt;&gt; bob1</text:p>
      <text:p text:style-name="P8">{'name': 'Bob', 'job': 'dev', 'age': 40}</text:p>
      <text:p text:style-name="P8">&gt;&gt;&gt; bob2 = dict(zip(['name', 'job', 'age'], ['Bob', 'dev', 40])) # Zipping</text:p>
      <text:p text:style-name="P8">&gt;&gt;&gt; bob2</text:p>
      <text:p text:style-name="P8">{'name': 'Bob', 'job': 'dev', 'age': 40}</text:p>
      <text:p text:style-name="P8"/>
      <text:p text:style-name="P8">Exercise 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7:41:39.306645976</meta:creation-date>
    <dc:date>2019-09-26T18:20:48.017947975</dc:date>
    <meta:editing-duration>PT39M5S</meta:editing-duration>
    <meta:editing-cycles>7</meta:editing-cycles>
    <meta:generator>LibreOffice/5.3.6.1$Linux_X86_64 LibreOffice_project/30$Build-1</meta:generator>
    <meta:document-statistic meta:table-count="0" meta:image-count="0" meta:object-count="0" meta:page-count="3" meta:paragraph-count="109" meta:word-count="432" meta:character-count="2247" meta:non-whitespace-character-count="1921"/>
  </office:meta>
</office:document-meta>
</file>